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40000021C2C91E614FE67053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998cm" svg:x="1cm" svg:y="10.35cm">
          <draw:image xlink:href="Pictures/10000000000004740000021C2C91E614FE67053A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Neat_Office/6.2.8.2$Windows_x86 LibreOffice_project/</meta:generator>
  </office:meta>
</office:document-meta>
</file>